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70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6:04:02.06117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21T06:51:48.119138465</dc:date>
    <meta:editing-duration>PT15H21M43S</meta:editing-duration>
    <meta:editing-cycles>150</meta:editing-cycles>
    <meta:generator>LibreOffice/6.4.5.2$Linux_X86_64 LibreOffice_project/40$Build-2</meta:generator>
    <meta:document-statistic meta:table-count="69" meta:cell-count="2587" meta:object-count="0"/>
  </office:meta>
</office:document-meta>
</file>